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c315" officeooo:paragraph-rsid="0004c315"/>
    </style:style>
    <style:style style:name="P2" style:family="paragraph" style:parent-style-name="Standard">
      <style:text-properties officeooo:rsid="0004c315" officeooo:paragraph-rsid="0005ac14"/>
    </style:style>
    <style:style style:name="P3" style:family="paragraph" style:parent-style-name="Standard">
      <style:text-properties officeooo:rsid="0004c315" officeooo:paragraph-rsid="00063ee0"/>
    </style:style>
    <style:style style:name="P4" style:family="paragraph" style:parent-style-name="Standard">
      <style:text-properties officeooo:rsid="0005ac14" officeooo:paragraph-rsid="0005ac14"/>
    </style:style>
    <style:style style:name="T1" style:family="text">
      <style:text-properties officeooo:rsid="0004c3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placeholder text:placeholder-type="text">&lt;for each="coche in records"&gt;</text:placeholder></text:p>
      <text:p text:style-name="P1"/>
      <text:p text:style-name="P3">Empresa:<text:placeholder text:placeholder-type="text">&lt;empresa&gt;</text:placeholder></text:p>
      <text:p text:style-name="P1"/>
      <text:p text:style-name="P1">Marca:<text:placeholder text:placeholder-type="text">&lt;coche.marca.rec_name if coche.marca else ""&gt;</text:placeholder></text:p>
      <text:p text:style-name="P1">Modelo:<text:placeholder text:placeholder-type="text">&lt;coche.modelo.rec_name if coche.modelo else ""&gt;</text:placeholder></text:p>
      <text:p text:style-name="P1">Matricula:<text:placeholder text:placeholder-type="text">&lt;coche.matricula&gt;</text:placeholder></text:p>
      <text:p text:style-name="P2">Propietario:<text:placeholder text:placeholder-type="text">&lt;coche.propietario.rec_name&gt;</text:placeholder></text:p>
      <text:p text:style-name="P2"><text:placeholder text:placeholder-type="text">&lt;if test="coche.fecha_baja"&gt;</text:placeholder></text:p>
      <text:p text:style-name="P4">Fecha de baja:<text:span text:style-name="T1"><text:placeholder text:placeholder-type="text">&lt;coche.fecha_baja&gt;</text:placeholder></text:span></text:p>
      <text:p text:style-name="P2"><text:placeholder text:placeholder-type="text">&lt;/if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6:16:28.874956693</meta:creation-date>
    <dc:date>2022-11-27T19:37:34.672556166</dc:date>
    <meta:editing-duration>PT58M45S</meta:editing-duration>
    <meta:editing-cycles>7</meta:editing-cycles>
    <meta:generator>LibreOffice/7.4.2.3$Linux_X86_64 LibreOffice_project/40$Build-3</meta:generator>
    <meta:document-statistic meta:table-count="0" meta:image-count="0" meta:object-count="0" meta:page-count="1" meta:paragraph-count="10" meta:word-count="24" meta:character-count="289" meta:non-whitespace-character-count="275"/>
  </office:meta>
</office:document-meta>
</file>